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land avala d'une traite le fond de sa pinte, avant de reposer le verre désormais vide sur la petite table ronde accolée au comptoir qu'il avait annexée, tout en laissant échapper un long « aaaah » de plaisir. Le magicien se leva ensuite pour se diriger vers les coulisses de la petite scène qui était pour l'instant toujours vide. Cela allait bientôt être à lui. L'alcool commençait à faire son office, réchauffant doucereusement son œsophage tout en inhibant légèrement ses barrières internes. C'était l'un des ingrédients indispensables pour un spectacle réussi. En tout cas d'après lui. Le garçon buvait toujours une pinte de bière avant de partir en représentation. Ni plus, ni moins. Plus serait une invitation à rater ses tours et moins laisserait le stress s'exprimer à sa place. A cet instant précis, il était à la fois calme, détendu, et parfaitement en contrôle de ses pensées et gestes. C'est donc d'un pas serein que l'ancien noble se dirigea vers les coulisse pour préparer son entrée en scène.</text:p>
      <text:p text:style-name="Standard"/>
      <text:p text:style-name="Standard">Il n'avait pas vraiment l'habitude de se produire dans les bars. Comme tout, cela avait ses avantages et ses inconvénients, parmi lesquels le public souvent éméché pouvait parfois ruiner le spectacle. La probabilité d'occurrence de cette funeste possibilité était cependant relativement réduite aujourd'hui, pour la bonne raison qu'Astrid n'était pas présente, affairée ailleurs. Connaissant la tornade, cela limitait déjà fortement les risques de débordement -dont la certitude aurait été avérée dans le cas contraire. Parmi les avantages on pouvait compter évidemment la visibilité que ce genre d'événements pouvait lui apporter. Des agents et tout genre et des propriétaires de cabarets écumaient souvent les bars à la recherche de talents augmentant fortement ses chances d'être repéré par l'un d'entre eux.</text:p>
      <text:p text:style-name="Standard"/>
      <text:p text:style-name="Standard">A l'heure prévue, le rideau s'ouvrit sur la silhouette capée du prestidigitateur, qui comme à son habitude avait pris la pose qu'il imaginait la plus classe. En l'occurrence, il avait la tête baissée de sorte que le public ne voit que son chapeau et ses mains étaient repliées devant lui, bras croisés tenant sa cape. Ainsi, son corps était caché pratiquement dans son entièreté par ses vêtements. Quelques clappements de main retentirent et Erland ouvrit grand ses bras en prenant la parole.</text:p>
      <text:p text:style-name="Standard"/>
      <text:p text:style-name="Standard">-Mesdames et messieurs, je vous souhaite la bienvenue,</text:p>
      <text:p text:style-name="Standard">Je me présente, je suis le grand Mag'Oz,</text:p>
      <text:p text:style-name="Standard">Je m'en vais vous présenter ma magique prose,</text:p>
      <text:p text:style-name="Standard">Des tours à vous en donner la berlue !</text:p>
      <text:p text:style-name="Standard">Des tours c'est promis, sans pouvoirs, sans Lucy</text:p>
      <text:p text:style-name="Standard">Que de la vraie magie, sans mensonge ni tricherie</text:p>
      <text:p text:style-name="Standard"/>
      <text:p text:style-name="Standard">Le spectacle se déroula comme sur des roulettes. L'assemblée, majoritairement composée d'ivrognes, était d'une réceptivité toute relative, mais l'ancien noble n'en attendait pour ainsi dire pas vraiment plus. Il aurait son heure de gloire avec un public digne de ce nom. Il parvint cependant à leur arracher quelques applaudissements et même quelques rires éparses en écho à ses classico-classiques plaisanteries. Quelques tours de cartes, de mentalisme et même deux grandes illusions plus tard, l'heure allouée à son set était terminée. Erland salua humblement son public avant de s'éclipser à nouveau dans les coulisses, qu'il quitta peu de temps après pour retourner au comptoir. Si la règle de la pinte unique s'appliquait sans dérogation [i]avant[/i] toute performance, il n'y avait aucune limite à sa consommation [i]après[/i]. A l'exception peut-être de sa règle tacite « un verre c'est bien, trois verres c'est mieux » stipulant implicitement que plus il buvait, meilleure était la soirée du magicien.</text:p>
      <text:p text:style-name="Standard"/>
      <text:p text:style-name="Standard">Une fois à nouveau attablé, une nouvelle pinte à la main, Erland prit un moment pour souffler. Il regrettait à présent un peu l'absence de sa partenaire officielle de lever le coude. Les soirées que le duo infernal partageait étaient souvent mémorables et l'animation était souvent moindre lorsqu'il était seul. C'est alors que l'odeur caractérisé du tabac en combustion parvint à ses narines. Le garçon pivota la tête pour constater que sa voisine venait d'allumer une cigarette. Hum. Erland ne fumait pas. Du moins, pas régulièrement. Mais cela pouvait lui arriver lors de nuit plutôt arrosée. Alors, <text:soft-page-break/>pourquoi pas ce soir ? Une petite entorse aurait sans doute au moins le mérite de pimenter une soirée qui risquait sinon fort de se terminer bien rapidement. Et puis qui savait ? Peut-être que ce serait l'occasion de faire une rencontre fortuite, qui pourrait déboucher sur une soirée amusante. Voire plus... Se parant de son plus beau sourire, l'homme à tout faire tapota sur l'épaule de sa voisine en s'éclaircissant la voix.</text:p>
      <text:p text:style-name="Standard">-Eum... Excuse-moi, y aurait moyen de t'en piquer une ?</text:p>
      <text:p text:style-name="P1">La réponse de la jeune femme ne se fit pas attendre. Celle-ci tourna la tête pour lui faire face lorsque le magicien lui tapota l'épaule et le contempla d'un regard où l'étonnement le disputa bien vite à l'amusement voire la moquerie. Erf... Voilà qui ne disait rien qui vaille. Erland profita de ce premier contact visuel pour examiner d'un peu plus près sa créancière en devenir. Elle devait être sensiblement aussi vieille que lui. Son visage était plutôt agréable au regard, une mèche rebelle se balançant selon son bon vouloir devant ses yeux. Ses cheveux étaient d'ailleurs coupés relativement courts -plus courts que ceux d'Erland à vrai dire- ce qui lui donnait un air assez mature. Ses yeux rieurs et son sourire mutin semblaient témoigner d'une confiance en elle certaine mais son corps dégageait une impression un peu plus calme. Erland sourit. Ils étaient faits du même bois.</text:p>
      <text:p text:style-name="Standard"/>
      <text:p text:style-name="Standard">Sa risette s'agrandit encore un peu lorsqu'elle lui répondit finalement, imitant avec dérision le style rimique que le magicien avait lui-même utilisé un peu plus tôt pour se présenter à son public. Ce dernier garda le silence un instant, réfléchissant à comment il allait réagir, son sourire figé sur les lèvres. D'un côté, il ressentait à présent ce petit picotement agaçant de la frustration d'être moqué, celle qui vous fait instantanément détester la personne en face de vous. C'était l'un des soucis du garçon ; son égo. Si Astrid et lui passaient leur temps à s'envoyer des piques à longueur de journée, il avait plus de mal à supporter qu'une inconnue se moque de lui. Toujours le même problème de sale gosse qui avait grandi trop vite. D'un autre côté, il fallait reconnaître que la jeune femme s'en était très bien tirée. Sortir des rimes comme ça à l'improviste était loin d'être évident, et avoir le culot de les lui envoyer dans la tronche de la sorte attestait d'un caractère bien trempé, qui promettait d'être intéressant.</text:p>
      <text:p text:style-name="Standard"/>
      <text:p text:style-name="Standard">Que voilà une réponse bien subtile,</text:p>
      <text:p text:style-name="Standard">J'apprécie le verbe et la rime,</text:p>
      <text:p text:style-name="Standard"/>
      <text:p text:style-name="Standard">Si vous voulez correctement imiter mon style.</text:p>
      <text:p text:style-name="Standard"/>
      <text:p text:style-name="Standard">Se disant, Erland porta son verre à ses lèvres avec un air satisfait. Bien sûr, cela ne répondait pas du tout à la question initiale, mais il était tout de même important de montrer qui était le patron. Pour le reste... Eh bien, l'ancien noble avait décrété que la demoiselle méritait son attention. Elle avait fait preuve d'esprit et paraissait tout à fait qualifiée pour faire un très bon compagnon de beuverie. Alors son sourire s'accentua encore un peu.</text:p>
      <text:p text:style-name="Standard"/>
      <text:p text:style-name="Standard">-Mets-en deux ou trois et je te paierai une bière avec plaisir.</text:p>
      <text:p text:style-name="Standard"/>
      <text:p text:style-name="Standard">Le garçon semblait avoir du mal à se décider entre le tutoiement et le vouvoiement. Pas très important. Il trancherait en fonction de la suite de la conversation. Finalement, il leva sa pinte devant lui, incitant la comédienne à trinquer avec lui.</text:p>
      <text:p text:style-name="Standard"/>
      <text:p text:style-name="Standard">-Je m'appelle Erland. Tu peux m'appeler Mag'Oz si tu veux, mais c'est juste mon nom de scène et il est un peu pompeux ahah. C'est surtout pour impressionner les simples d'esprit. T'as vu mon passage sur scène ? T'en as pensé quoi ?</text:p>
      <text:p text:style-name="Standard"/>
      <text:p text:style-name="Standard">Yep, pas besoin de grand chose pour le lancer, le petit Mago...</text:p>
      <text:p text:style-name="P1">Son petit couplet avait fait son effet. L'air de rien, Erland était magicien depuis quelques annéesw maintenant, et son penchant pour les entrées théâtrales et la démesure en général lui avait donné une certaine assurance et un certain niveau dans la répartie. Ce n'était donc que justice -le garçon n'avait alors pas moindre idée qu'il était en face d'une comédienne chevronnée. Un accord fut passé, des présentations échangées, et la dénommée Lutzi se lança dans la réponse à sa dernière question. Enfin « réponse »... Monologue ou dissertation aurait sans doute été plus juste. A mesure que la jeune femme lui exposait son point de vue, le magicien écarquillait un peu plus les yeux.</text:p>
      <text:p text:style-name="Standard"/>
      <text:p text:style-name="Standard">La douche froide pour lui qui s'attendait à tomber sur la péquenaude du coin. Elle était censée lui répondre « Ooooh monsieur le magicien c'était extraordinaire je n'en reviens pas ! Vous pouvez me faire une démonstration ? » et paf, il l'avait dans la poche. Au lieu de cela, la comédienne lui expliqua en deux temps trois mouvements les qualités et les défauts de son show. A nouveau, son ego en prit un coup. Pendant quelques secondes Erland resta bouche bée, ne sachant trop que répondre à cela.</text:p>
      <text:p text:style-name="Standard"/>
      <text:p text:style-name="Standard">-Je euh...</text:p>
      <text:p text:style-name="Standard"/>
      <text:p text:style-name="Standard">Heureusement pour lui, Lutzi n'avait semblait-il pas terminé sa tirade, et elle le gratifia d'une question bien plus dans ses cordes. Ses épaules s'affalèrent tandis qu'il relâchait la pression dans un long soupir. De la « fausse magie », c'est ça ? Oh, oh, voilà qui devenait intéressant. L'ex noble laissa de côté la critique de son spectacle pendant un court instant, ce sujet-là étant bien plus amusant pour lui. Le garçon avait l'habitude de ce genre de réflexions, et avec les années son discours s'était poli, affûté. A tel point qu'il était capable désormais de tenir un débat entier avec son idée saugrenue ; celle qui affirmait que le mythe de Lucy n'était qu'un mensonge et que la seule vraie magie était la sienne, celle qui devait s'apprendre au fil du temps. Pas celle dont les gens -sa famille comprise- tiraient une fierté alors qu'ils ne la méritaient pas. Bien entendu, Erland n'en croyait pas un mot. Mais c'était sa petite revanche personnelle sur sa famille et il aimait à voir les expressions outrées de ses interlocuteurs quand il présentait cette théorie. Il lâcha un petit rire moqueur avant de prendre un air de conspirateur.</text:p>
      <text:p text:style-name="Standard"/>
      <text:p text:style-name="Standard">-Oh, je vois... Encore une adoratrice de l'usurpatrice ? Eh bien sache, pour ta gouverne, que ma magie est la [i]vraie[/i] magie. Le mythe de Lucy n'est qu'une invention du Royaume pour empêcher les citoyens de chercher à en savoir plus. Comme ça ils gardent tout le monde tranquille et ils peuvent faire leurs magouilles dans leur coin.</text:p>
      <text:p text:style-name="Standard"/>
      <text:p text:style-name="Standard">Hop là, une petite couche de dédain, ma petite dame ? Emballez c'est pesé ! Bon, la partie sur le gouvernement était un peu gratuite mais c'étaient dans les détails qu'on reconnaissait un bon mensonge. Erland prit à son tour une gorgée de bière avant de s'atteler à rouler sa cigarette durement obtenue. Le résultat ne fut pas transcendant, mais pas non plus catastrophique au vu de son expérience en la matière, et c'est relativement fièrement que l'homme à tout faire alluma la feuille au bout de ses lèvres... Avant d'être pris d'une violente quinte de toux, qu'il ne parvint pas à réprimer malgré l'embarras que cela risquait de lui causer. Au bout de quelques secondes, le phénomène prit fin et il put se remettre à boire et fumer comme si de rien n'était. Après avoir à nouveau posé sa pinte sur la table, le garçon reprit, d'un air un peu plus sérieux cette fois.</text:p>
      <text:p text:style-name="Standard"/>
      <text:p text:style-name="Standard">-C'était une analyse plutôt détaillée, dis-moi ! J'ai pas compris la moitié des mots que t'as utilisés ahah... Et dans ceux que j'ai compris, j'en ai pas retenu la moitié je crois... Tu bosses dans le métier ou quoi ?</text:p>
      <text:p text:style-name="P1">Elle n'avait pas vraiment tort. Trop heureux d'être lancé sur l'un de ses sujets de débat favoris, Erland n'avait qu'à moitié écouté la question. Il s'était globalement arrêté à « fausse magie », la combinaison magique pour libérer la bête de mauvaise foi et de ressentiment qui sommeillait en lui. Ainsi, la vraie question était « Pourquoi il pratiquait la prestidigitation ? ». Hum... Voilà une question qui, sous ses airs inoffensive, s'avérait un peu plus délicate que cela dans le cas de notre ancien noble. Celui-ci leva ses mains au niveau de sa poitrine, paumes dirigées vers Lutzi en signe de paix, un air faussement désolé sur le visage.</text:p>
      <text:p text:style-name="Standard"/>
      <text:p text:style-name="Standard">-Oulah, désolé ma bonne dame ! Vous savez, je ne suis que le lanceur d'alerte moi, hein !</text:p>
      <text:p text:style-name="Standard"/>
      <text:p text:style-name="Standard">Ses mains retombèrent sur la table, et il porta à nouveau sa bière à ses lèvres, qui s'étaient étirées dans un énorme sourire qu'il ne parvenait pas à contenir. Le garçon n'arrivait pas à garder son sérieux, tant il avait du mal à jouer l'avocat du diable dans un argumentaire aussi absurde. Et son interlocutrice qui ne jouait pas le jeu de rentrer dans le sien n'arrangeait rien. Bon... S'il n'y avait pas de débat, autant se reconcentrer sur la véritable conversation. Mais celle-ci prenait une tournure qui ne lui disait rien qui vaille, s'orientant un peu trop sur sa vie privée. Erland parvint finalement à retrouver un minimum de sérieux.</text:p>
      <text:p text:style-name="Standard"/>
      <text:p text:style-name="Standard">-Hum... C'est quelqu'un de très cher à mes yeux qui m'a appris la prestidigitation. J'ai toujours adoré ça. Et puis... Ses mains disparurent sous la table pour en ressortir un instant plus tard avec un petit porte-clef au bout duquel pendait une grosse clef. Et puis ça m'a appris quelques « talents » un peu particuliers qui m'ont été pas mal utiles à certaines périodes...Alors dis-moi... Ce sont les clefs de chez toi ?</text:p>
      <text:p text:style-name="Standard"/>
      <text:p text:style-name="Standard">Un vague sourire avait reprit place sur ses lèvres, et Erland regardait à présent distraitement les clefs osciller au bout du porte-clef qu'il tenait entre le pouce et l'index. Lutzi lui avoua alors qu'elle était effectivement comédienne -expliquant ainsi ses connaissances en matière de représentation- mais surtout, information bien plus importante aux yeux du magicien, qu'elle possédait son propre théâtre. A ces mots, ce dernier relava imperceptiblement la tête, une lueur d'intérêt brillant au fond des yeux. Un théâtre signifiait nécessairement une scène, une réputation et un public fidélisé. Les trois ingrédients dont il aurait besoin pour faire décoller sa carrière. Instantanément, Erland passa en mode « séduction ». Le garçon n'en montra rien physiquement, mais son objectif venait de devenir obtenir à tout prix une invitation à jouer dans la salle de Lutzi. Il lui adressa un nouveau sourire.</text:p>
      <text:p text:style-name="Standard"/>
      <text:p text:style-name="Standard">-Je vois... Donc ce sont les clefs de ton théâtre ? Bah écoute c'est sûr, je passerai dès que je pourrai !J'ai encore pas mal à apprendre eheh enfin... si tu veux bien de moi bien sûr. Tu dois déjà être pas mal occupée j'imagine...</text:p>
      <text:p text:style-name="Standard"/>
      <text:p text:style-name="Standard">Hop là, l’hameçon était lancé. Restait à voir si Lutzi y mordait. Hélas, celle-ci reprit la parole pour orienter à nouveau la conversation vers son aversion pour la magie, mettant provisoirement fin à sa manœuvre de rapprochement. Ce changement de sujet était gênant par deux aspects : d'une part parce que ce n'était pas comme ça qu'il allait parvenir à ses fins, et d'autre part parce que l'objet de cette discussion le ramenait à un chapitre particulièrement douloureux de sa vie. « [color=darkred]Ce n'est pas la magie que j’abhorre, ce sont mes parents.[/color] » faillit-il répondre du tac au tac. Il n'en fit rien. Puisqu'on parlait de comédie, le rôle du pauvre enfant abandonné par ses parents parce qu'il n'était pas assez bien, très peu pour lui. Qu'on soit bien clairs : le magicien [i]haïssait[/i] bel et bien ses parents. Mais il n'était clairement pas du genre à étaler ses états d'âme, et encore moins à jouer la victime. </text:p>
      <text:p text:style-name="Standard"/>
      <text:p text:style-name="Standard">Pas question donc de mentionner son petit passage dans la haute ni l'histoire déchirante de sa déchéance. Alors comment se tirer d'affaire ? L'ancien noble n'allait pas non plus inventer une histoire à dormir debout pour justifier son exécration de la magie. Il fallait qu'il réussisse à ne pas <text:soft-page-break/>mentir sans trop en dévoiler. Et si possible recentrer la conversation sur le théâtre de Lutzi. Son esprit de baratineur chevronné fut alors illuminé d'une idée. Erland reprit la parole, en réalisant qu'il regardait dans le vide depuis maintenant plusieurs secondes, perdu dans ses pérégrinations mentales...</text:p>
      <text:p text:style-name="Standard"/>
      <text:p text:style-name="Standard">-Ok, je te propose un truc : <text:s/>pour apprendre à se connaître, chacun notre tour on pose une question personnelle à l'autre. Il ou elle a le droit de refuser de répondre, mais doit alors boire sa bière cul sec. Ça te va ? Du coup... Je hais la magie car les gens en tirent une fierté déplacée. Ils se sentent puissants et se donnent une importance qu'ils ne méritent pas. Alors que ma magie à moi -ou le théâtre, pour ce que ça vaut- reposent entièrement sur un travail acharné et un apprentissage assidu. On mérite plus que ces prétentieux, et pourtant on nous apporte moins de crédit... Et pour info, oui mon pouvoir est naze.</text:p>
      <text:p text:style-name="Standard"/>
      <text:p text:style-name="Standard">Il reprit une gorgée et son souffle, laissant par la même le temps à Lutzi d'intégrer sa réponse.</text:p>
      <text:p text:style-name="Standard"/>
      <text:p text:style-name="Standard">-Ok, à moi maintenant ! Tu as l'air vachement jeune pour avoir ton propre théâtre. Comment tu as fait pour en arriver là ?</text:p>
      <text:p text:style-name="P1">Son petit numéro de pickpocket eut exactement l'effet escompté. Lutzi fut estomaquée, furieuse et sans doute un peu vexée que le garçon lui subtilise son porte-clef sans qu'elle ne s'en rende compte, et après une féroce bataille parvint à récupérer son bien sous les rires francs d'Erland et le regard captivé de la foule. Peut-être ce dernier devrait-il d'ailleurs se reconvertir en stand up vu le succès de leur performance qui semblait bien plus divertissante que sa propre prestation aux yeux de l'assistance. Le magicien fut agréablement surpris d'entendre la comédienne aller dans son sens à propos de son aversion pour la magie. C'était un avis assez marginal après tout, et même s'il exagérait outrageusement et volontairement son point de vue, allant jusqu'à blasphémer, son histoire et son expérience personnelle y glissaient un fond de sincère amertume.</text:p>
      <text:p text:style-name="Standard"/>
      <text:p text:style-name="Standard">Lutzi répondit alors à sa question, lui racontant de quelle manière elle avait acquis son propre théâtre à un si jeune âge. L'ancien noble écouta avec attention son histoire pour le moins originale et -il fallait l'admettre- relativement touchante, trempant de temps à autre les lèvres dans sa bière tandis que son regard doré était rivé sur la jeune femme. Ses sourcils s'arquèrent à quelques reprises en signe d'étonnement et il agrémenta le récit de quelques « ah ouais ? », mais il s'abstint de faire le moindre commentaire. Il ne savait trop quoi en penser. Ainsi, Lutzi avait elle aussi eut une période « difficile »... Instantanément, Erland fut pris d'un élan de sympathie à l'égard de celle-ci, ne sachant que trop bien ce que c'était que galérer.</text:p>
      <text:p text:style-name="Standard"/>
      <text:p text:style-name="Standard">-J'avoue c'est dingue. Bon ça va, je pense qu'on peut dire que tu rentres dans la catégorie des « travailleuses acharnées qui ont du mérite » eheh</text:p>
      <text:p text:style-name="Standard"/>
      <text:p text:style-name="Standard">Le magicien lui sourit avec franchise -l'une des premières fois depuis le début de leur soirée improvisée- tout en buvant une nouvelle gorgée. Il se félicita intérieurement d'avoir eu l'idée du petit jeu des questions-réponses. En une question chacun, le garçon ressentait déjà comme si un lien s'était tissé entre eux. Enfin, Lutzi n'en savait sûrement rien, mais lui se sentait étrangement plus proche -alors même qu'ils ne se connaissaient que depuis quelques minutes- maintenant qu'il connaissait son histoire. La pensée ironique que c'était la comédienne qui était en train de le séduire [i]lui[/i] et non l'inverse comme il s'était donné comme mission un instant plus tôt lui arracha un nouveau petit rire, mais il garda évidemment cette réflexion pour lui. Ce fut au tour de Lutzi de poser une question au jeune homme, lui demandant d'où il connaissait le majordome qui lui avait appris la prestidigitation. Ce dernier réfléchit quelques secondes avant de lui adresser un sourire taquin et un clin d’œil complice.</text:p>
      <text:p text:style-name="Standard"/>
      <text:p text:style-name="Standard">-Jocker.</text:p>
      <text:p text:style-name="Standard"/>
      <text:p text:style-name="Standard">Après quoi Erland porta sa choppe à ses lèvres et la finit d'une traite, comme le voulait la règle du jeu. Il avait hésité à répondre, mais ne voyait pas de moyen simple d'éviter d'avoir à raconter toute son histoire après ça. L'homme à tout faire n'avait vraiment pas envie de devoir expliquer comment il avait été mis à la rue. S'il y avait une chose qu'il voulait éviter à tout prix, c'était bien qu'on le prenne en pitié. Et puis, s'il parvenait à conserver un peu de mystère à son sujet, cela pourrait peut-être intriguer Lutzi et donc l'amener à essayer de le revoir, le rapprochant un peu plus du théâtre. Le garçon aux cheveux argentés commanda une nouvelle pinte à un serveur qui passait dans le coin puis reporta son attention sur la comédienne.</text:p>
      <text:p text:style-name="Standard"/>
      <text:p text:style-name="Standard">-Ok, j'avoue, ma pinte était à moitié vide... Du coup je t'accorde un petit indice. Mais après, plus d'autres questions là dessus, ok ? Alors... On va dire qu'il « travaillait pour moi ».</text:p>
      <text:p text:style-name="Standard"/>
      <text:p text:style-name="Standard">A ce rythme, l'ancien noble allait être saoul rapidement. Mais après tout, n'était-ce pas là le but ?</text:p>
      <text:p text:style-name="P1">Voilà une mission qui changeait. Exit les après-midi ménage, les intimidations et les chasses au smilodon au péril de sa vie. Cette fois-ci, Erland avait accepté un boulot qui n'avait rien à voir avec la routine habituelle. Un rôle de comédien, rien que ça. En fervent adepte de théâtralité, le magicien avait sauté sur l'occasion lorsqu'il était tombé sur la petite annonce. Et en fervent adepte de mystère, il avait été encore plus ravi de découvrir les modalités du contrat ; pièce inconnue, partenaire inconnu. Boum. Voilà de quoi attiser salement la curiosité d'un accroc à la grandiloquence. Alors il avait postulé sans se poser de question.</text:p>
      <text:p text:style-name="Standard"/>
      <text:p text:style-name="Standard">En dehors de ses spectacles de magie, Erland n'avait pas vraiment d'expérience de comédien. Mais apparemment tout le monde n'était pas aussi fan du flou qui entourait le job que lui et le nombre de prétendants s'en était ressenti. Ainsi, le garçon avait somehow décroché le rôle, le commanditaire ayant visiblement apprécié sa personnalité exubérante. Comme convenu, il n'avait cependant reçu aucune nouvelle information à propos de l’œuvre ou de son ou sa partenaire. Tout ce qu'on lui donna fut l'adresse d'un restaurant et la consigne de s'y rendre le soir même, une réservation ayant été faite. De plus en plus intrigant. Les objectifs du vieil homme qui venait de l'embaucher subissaient donc toujours la loi du silence... Eh bien qu'à ce la ne tienne. Erland n'en avait pour ainsi pas grand chose à faire. Tout ce qui l'intéressait c'était découvrir son binôme et la pièce.</text:p>
      <text:p text:style-name="Standard"/>
      <text:p text:style-name="Standard">Le jeune homme passa le reste de la journée à tourner en rond, bouillonnant d'impatience. Il s'imagina plusieurs scénarios plus rocambolesques les uns que les autres. Tout ce que le garçon à la chevelure argentée savait c'était qu'il devrait jouer pour la population d'un petit village. Il était dans le noir total pour tout le reste. Le soir venu, Erland se prépara sommairement -ce qui consistait globalement à mettre une chemise propre- et se rendit à l'adresse qu'on lui avait indiquée. Le reste de sa tenue était peu ou prou la même chose que d'habitude ; son chapeau de magicien, une longue cape et la canne-épée dont il ne se départait jamais. Arrivé à destination, il poussa la porte du restaurant. Une serveuse vint l'accueillir.</text:p>
      <text:p text:style-name="Standard"/>
      <text:p text:style-name="Standard">-Bonsoir, j'ai une réservation au nom de... Claorah.</text:p>
      <text:p text:style-name="Standard"/>
      <text:p text:style-name="Standard">-Oui bien sûr, veuillez me suivre. Votre compagne est déjà là.</text:p>
      <text:p text:style-name="Standard"/>
      <text:p text:style-name="Standard">Sa... compagne ? Un vague sourire amusé se mit à flotter sur les lèvres de l'ancien noble tandis qu'il emboîtait le pas de la serveuse. Ainsi c'était une femme. Déjà un bon point. Son regard se perdit sur les moulures fines de l'endroit, et il eut une petite moue impressionnée. Au moins, son employeur ne s'était pas moqué de lui. C'était plutôt la grande classe ce resto. Bien plus qu'il ne pourrait s'offrir d'ailleurs. Il fallait espérer que la note serait réglée pour eux... Ils arrivèrent à sa table et la serveuse se retira. Il allait enfin découvrir le visage de celle avec qui il allait jouer une pièce. La jeune femme déjà assise à table se tourna dans sa direction. Alors qu'est-ce que...</text:p>
      <text:p text:style-name="Standard"/>
      <text:p text:style-name="Standard">-Mais non.</text:p>
      <text:p text:style-name="Standard"/>
      <text:p text:style-name="Standard">Le visage d'Erland se figea dans une expression où la surprise le disputait à l'hilarité, et il dut faire un effort particulièrement intense pour se retenir d'éclater de rire. Lutzi. Évidemment. Après tout, elle était comédienne. Mais bon, la coïncidence restait troublante. Une fois la surprise passée et un semblant de contrôle retrouvé, le garçon se saisit de la chaise en face d'elle et s'assit. Il resta encore un moment silencieux, ses yeux dorés scrutant la jeune femme avec intensité. Celle-ci s'était mise sur son trente-et-un, et cela faisait son petit effet sur Erland, qui était habitué à la voir en baroudeuse accoudée à un comptoir.</text:p>
      <text:p text:style-name="Standard"/>
      <text:p text:style-name="Standard">-Eh ben ça alors... Ma chère Lutzi. Je te voyais plus bière à l'auberge que petits fours au restaurant gastro, vois-tu ?</text:p>
      <text:p text:style-name="P1">L'espace d'un instant, Erland se demanda si Lutzi était derrière ce contrat débile, si ce n'était qu'une blague d'un goût discutable. Auquel cas soit il n'y avait pas du tout de pièce, soit elle cherchait à le ridiculiser sur scène d'une manière ou d'une autre. Aucun de ces deux options n'était vraiment alléchante aux yeux du magicien, qui après ce petit instant de frayeur fut rassuré de constater que la surprise se dépeignait également sur le visage de la comédienne. Alors soit elle n'était pas plus au courant que lui, soit c'était vraiment une très bonne actrice. Et dans ce cas -pas si improbable étant donné son métier- le garçon aurait alors plutôt de la chance de bosser avec elle.</text:p>
      <text:p text:style-name="Standard"/>
      <text:p text:style-name="Standard">A peine s'était-il assis que la jeune femme lui répondait du tac au tac, taclant sans pitié son activité de prestidigitateur. Le sourire d'Erland s'élargit. C'était de bonne guerre. Et puis, elle n'avait pas tort sur le second point. Un simple coup d’œil autour de lui suffit à l'ancien noble pour constater qu'il jurait un peu dans le décor. Tout le monde -son rencard surprise compris- portait des habits de soirée. Sauf lui. Pendant une fraction de seconde, il se sentit empreint d'une pointe de gêne. Gêne qui disparut cependant bien vite. Ce n'était pas la première fois qu'il se tapait l'affiche. L'important c'était de corriger le tir discrètement. Le garçon retira son chapeau, dégrafa sa cape ainsi que son gilet miteux avant de les poser sur le dos de sa chaise. Il s'attela ensuite à remonter les manches de sa chemise -seul élément relativement présentable de son accoutrement. Et « voilà », casu-chic. Bon, c'était pas encore le costume trois pièces, mais il se fondait déjà un peu plus dans l'ambiance.</text:p>
      <text:p text:style-name="Standard"/>
      <text:p text:style-name="Standard">-Mieux comme ça ? Je dois admettre que tu es très... guindée.</text:p>
      <text:p text:style-name="Standard"/>
      <text:p text:style-name="Standard">« Guidée »... Voilà tout ce que Lutzi obtiendrait comme « compliment » de la part du garçon aux cheveux argentés. Si ce dernier trouvait que ses apprêts la mettait particulièrement en valeur et si dans certaines circonstances -disons alcoolisé dans un endroit qui lui était plus familier- il pouvait être un fieffé dragueur, il en allait différemment dans une situation comme celle-ci. Un sourire malicieux se forma sur ses lèvres, comme s'il s'agissait d'une de leurs taquineries habituelles, mais en vérité Erland n'osait pas avouer qu'il la trouvait belle ainsi apprêtée et se cachait derrière l'humour. Dans la foulée, le magicien tendit alors sans prévenir son bras vers le visage de sa partenaire du jour. Ses doigts frôlèrent sa joue au passage pour se glisser derrière son oreille. Lorsqu'il retira sa main, il tenait entre le pouce et l'index une fleur de rose qu'il tendit à la comédienne avec un air faussement charmeur.</text:p>
      <text:p text:style-name="Standard"/>
      <text:p text:style-name="Standard">-Voilà pour le romantisme et les « petits tours ridicules »... Qu'en dis-tu ? Ses sourcils se froncèrent alors comme s'il venait d'avoir une révélation déplaisante. Attends... Comment ça, « romantique » ? On est pas censés jouer une pièce ensemble ?</text:p>
      <text:p text:style-name="P1">La rose fit son petit effet. Il était très commode d'avoir toujours des tours de passe-passe en réserver pour se dépêtrer de ce genre de situation. Sa tendance à se foutre de tout et, il fallait l'admettre, sa grande gueule avaient amené le magicien à avoir l'habitude de devoir s'en sortir avec une pirouette, et il était passé maître en la matière. Lutzi sembla apprécier son rattrapage. Elle huma son petit cadeau avant d'en orner son verre. Bon, c'était déjà ça de sauver. L'air de rien, Erland savait se faire subtile dans certaines situations. Mais cela ne réglait pas la question de ce que la comédienne avait voulu dire par « romantique ».</text:p>
      <text:p text:style-name="Standard"/>
      <text:p text:style-name="Standard">Celle-ci se mit à agir très étrangement après que le garçon eut manifesté sa surprise à ce sujet, s'accoudant à la table et lui décochant un regard cajoleur tout en se penchant ostensiblement dans sa direction, ce qui provoqua instantanément une bouffée de chaleur dans tout le corps d'Erland dont les yeux fuirent un instant ceux de la jeune femme, vérifiant au passage aux tables alentour que personne ne s'intéressait de trop près à leur conversation. Après réflexion, peut-être que la rose n'était pas une si bonne idée que ça... Lutzi avait l'air d'avoir pris le tour comme des avances. Ou alors elle se moquait encore de lui. Connaissant le caractère de la comédienne, c'était fort possible. Les sourcils du magicien se froncèrent.</text:p>
      <text:p text:style-name="Standard"/>
      <text:p text:style-name="Standard">-Une... idylle ? Mais qu'est-ce que tu me...</text:p>
      <text:p text:style-name="Standard"/>
      <text:p text:style-name="Standard">Il n'eut pas le temps d'achever sa question que déjà la main de Lutzi se détachait pour se diriger doucement vers la sienne, et les yeux d'Erland passèrent de froncés à écarquillés en moins de temps qu'il ne faut pour le dire. Ah mais elle était sérieuse ?! Ses doigts effleurèrent le dos de la main de ce dernier qui fut parcouru d'un irrépressible frisson ? Heureusement pour lui, un serveur arriva à leur table pour prendre leur commande, interrompant le contact avant que son trouble ne soit trop visible physiquement. Lutzi éclata alors d'un rire moqueur, s'attirant un regard de jugement du jeune homme qui la gratifia même d'une moue blasée d'un air de dire «ah ouais, très drôle... ».</text:p>
      <text:p text:style-name="Standard"/>
      <text:p text:style-name="Standard">Suite à cette bonne tranche de franche rigolade, La jeune femme fit glisser dans sa direction un ouvrage un peu usé. La couverture titrait en gros « Romane et Julien ». Oh. Voilà donc ce que le comédien du dimanche et sa partenaire d'un soir allaient devoir jouer. Comme tout le monde, Erland connaissait ce classique. Comme... Un peu moins de monde, sans doute, il l'avait même lu plus jeune -ah, les privilèges d'une éducation dans la Haute...- Une histoire certes romantique, mais surtout tragique à propos d'un amour impossible, bla bla bla... Exactement ce qu'il adorait. Sa moue devint un peu plus irritée, et son nez se fronça en une grimace de contrariété. </text:p>
      <text:p text:style-name="Standard"/>
      <text:p text:style-name="Standard">-Oh. Donc c'est... Hum. La pièce est imposée ? Genre y a pas moyen de moyenner ? Parce que bon, les niaiseries c'est pas [i]vraiment[/i] mon genre, tu vois ?</text:p>
      <text:p text:style-name="Standard"/>
      <text:p text:style-name="Standard">Erland protestait plus pour la forme qu'autre chose. Il n'avait que très peu d'espoir d'obtenir gain de cause. Mais il fallait admettre que aussi sympathique qu'elle était à ses yeux, la perspective de passer les semaines à venir à répéter une pièce romantique avec Lutzi ne l'enchantait pas des masses. Tu parles d'une idy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3T12:30:11.89</meta:creation-date>
    <dc:date>2020-02-26T17:34:25.18</dc:date>
    <meta:editing-duration>P1DT7H49M18S</meta:editing-duration>
    <meta:editing-cycles>1284</meta:editing-cycles>
    <meta:generator>OpenOffice/4.1.7$Win32 OpenOffice.org_project/417m1$Build-9800</meta:generator>
    <meta:document-statistic meta:table-count="0" meta:image-count="0" meta:object-count="0" meta:page-count="10" meta:paragraph-count="69" meta:word-count="5210" meta:character-count="30785"/>
  </office:meta>
</office:document-meta>
</file>